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ativeRuntimeHintsTests.assertReflectionRegistered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veRuntimeHintsTests.declarativeRuntimeH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